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2mm" table:align="margins" style:shadow="none" style:writing-mode="page"/>
    </style:style>
    <style:style style:name="Table1.A" style:family="table-column">
      <style:table-column-properties style:column-width="160.02mm" style:rel-column-width="65535*"/>
    </style:style>
    <style:style style:name="Table1.1" style:family="table-row">
      <style:table-row-properties style:min-row-height="221.99mm"/>
    </style:style>
    <style:style style:name="Table1.A1" style:family="table-cell">
      <style:table-cell-properties style:vertical-align="middle" fo:padding="0.97mm" fo:border="none"/>
    </style:style>
    <style:style style:name="P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text-properties officeooo:rsid="003b294c" officeooo:paragraph-rsid="003b294c"/>
    </style:style>
    <style:style style:name="P3" style:family="paragraph" style:parent-style-name="Text_20_body">
      <style:text-properties officeooo:rsid="003f1d2f" officeooo:paragraph-rsid="003f1d2f"/>
    </style:style>
    <style:style style:name="P4" style:family="paragraph" style:parent-style-name="Text_20_body" style:list-style-name="L1">
      <style:text-properties officeooo:rsid="003fa45b" officeooo:paragraph-rsid="003fa45b"/>
    </style:style>
    <style:style style:name="P5" style:family="paragraph" style:parent-style-name="Text_20_body" style:list-style-name="L1">
      <style:text-properties officeooo:rsid="00411103" officeooo:paragraph-rsid="00411103"/>
    </style:style>
    <style:style style:name="P6" style:family="paragraph" style:parent-style-name="Text_20_body" style:list-style-name="L2">
      <style:text-properties officeooo:rsid="00415549" officeooo:paragraph-rsid="00415549"/>
    </style:style>
    <style:style style:name="P7" style:family="paragraph" style:parent-style-name="Text_20_body" style:list-style-name="L3">
      <style:text-properties officeooo:rsid="00415549" officeooo:paragraph-rsid="00415549"/>
    </style:style>
    <style:style style:name="P8" style:family="paragraph" style:parent-style-name="Text_20_body" style:list-style-name="L2">
      <style:text-properties officeooo:rsid="00426ed0" officeooo:paragraph-rsid="00426ed0"/>
    </style:style>
    <style:style style:name="P9" style:family="paragraph" style:parent-style-name="Text_20_body" style:list-style-name="L4">
      <style:text-properties officeooo:rsid="0045011e" officeooo:paragraph-rsid="0045011e"/>
    </style:style>
    <style:style style:name="P10" style:family="paragraph" style:parent-style-name="Text_20_body" style:list-style-name="">
      <style:paragraph-properties fo:text-align="center" style:justify-single-word="false" fo:break-before="page"/>
    </style:style>
    <style:style style:name="P11" style:family="paragraph" style:parent-style-name="Heading_20_1" style:list-style-name="">
      <style:paragraph-properties fo:text-align="center" style:justify-single-word="false"/>
    </style:style>
    <style:style style:name="P12" style:family="paragraph" style:parent-style-name="Heading_20_1">
      <style:paragraph-properties style:writing-mode="page"/>
      <style:text-properties officeooo:paragraph-rsid="002d4855"/>
    </style:style>
    <style:style style:name="P13" style:family="paragraph" style:parent-style-name="Heading_20_3">
      <style:text-properties officeooo:rsid="003fa45b" officeooo:paragraph-rsid="003fa45b"/>
    </style:style>
    <style:style style:name="P14" style:family="paragraph" style:parent-style-name="Heading_20_3">
      <style:text-properties officeooo:rsid="004142af" officeooo:paragraph-rsid="004142af"/>
    </style:style>
    <style:style style:name="P15" style:family="paragraph" style:parent-style-name="Heading_20_3">
      <style:text-properties officeooo:rsid="00441713" officeooo:paragraph-rsid="00441713"/>
    </style:style>
    <style:style style:name="P16" style:family="paragraph" style:parent-style-name="Heading_20_2">
      <style:text-properties officeooo:paragraph-rsid="002d4855"/>
    </style:style>
    <style:style style:name="P17" style:family="paragraph" style:parent-style-name="Contents_20_4">
      <style:paragraph-properties>
        <style:tab-stops>
          <style:tab-stop style:position="145.04mm" style:type="right" style:leader-style="dotted" style:leader-text="."/>
        </style:tab-stops>
      </style:paragraph-properties>
    </style:style>
    <style:style style:name="P18" style:family="paragraph" style:parent-style-name="Contents_20_2">
      <style:paragraph-properties>
        <style:tab-stops>
          <style:tab-stop style:position="155.03mm" style:type="right" style:leader-style="dotted" style:leader-text="."/>
        </style:tab-stops>
      </style:paragraph-properties>
    </style:style>
    <style:style style:name="P19" style:family="paragraph" style:parent-style-name="Contents_20_3">
      <style:paragraph-properties>
        <style:tab-stops>
          <style:tab-stop style:position="150.04mm" style:type="right" style:leader-style="dotted" style:leader-text="."/>
        </style:tab-stops>
      </style:paragraph-properties>
    </style:style>
    <style:style style:name="P20" style:family="paragraph" style:parent-style-name="Footer">
      <style:paragraph-properties fo:text-align="center" style:justify-single-word="false"/>
    </style:style>
    <style:style style:name="P21" style:family="paragraph" style:parent-style-name="Contents_20_1">
      <style:paragraph-properties>
        <style:tab-stops>
          <style:tab-stop style:position="160.02mm" style:type="right" style:leader-style="dotted" style:leader-text="."/>
        </style:tab-stops>
      </style:paragraph-properties>
    </style:style>
    <style:style style:name="T1" style:family="text">
      <style:text-properties officeooo:rsid="0020f033"/>
    </style:style>
    <style:style style:name="T2" style:family="text">
      <style:text-properties officeooo:rsid="0025cf0c"/>
    </style:style>
    <style:style style:name="T3" style:family="text">
      <style:text-properties officeooo:rsid="0029258e"/>
    </style:style>
    <style:style style:name="T4" style:family="text">
      <style:text-properties officeooo:rsid="003b2e1f"/>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text:bookmark-start text:name="__RefHeading___Toc205_1133472293"/>Microservice architektúra és felső alapú szolgáltatások használata beágyazott rendszerben<text:bookmark-end text:name="__RefHeading___Toc205_1133472293"/></text:p>
          </table:table-cell>
        </table:table-row>
      </table:tabl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rtalomjegyzék</text:p>
          </text:index-title>
          <text:p text:style-name="P21"><text:a xlink:type="simple" xlink:href="#__RefHeading___Toc207_1133472293" text:style-name="Index_20_Link" text:visited-style-name="Index_20_Link">BEVEZETÉS, DOLGOZAT CÉLJA<text:tab/>2</text:a></text:p>
          <text:p text:style-name="P21"><text:a xlink:type="simple" xlink:href="#__RefHeading___Toc209_1133472293" text:style-name="Index_20_Link" text:visited-style-name="Index_20_Link">A MEGVALÓSÍTANDÓ ESZKÖZ<text:tab/>3</text:a></text:p>
          <text:p text:style-name="P18"><text:a xlink:type="simple" xlink:href="#__RefHeading___Toc211_1133472293" text:style-name="Index_20_Link" text:visited-style-name="Index_20_Link">1 Funkcionális elvárások<text:tab/>3</text:a></text:p>
          <text:p text:style-name="P21"><text:a xlink:type="simple" xlink:href="#__RefHeading___Toc213_1133472293" text:style-name="Index_20_Link" text:visited-style-name="Index_20_Link">FELHASZNÁLT TECHNOLÓGIÁK<text:tab/>3</text:a></text:p>
          <text:p text:style-name="P18"><text:a xlink:type="simple" xlink:href="#__RefHeading___Toc215_1133472293" text:style-name="Index_20_Link" text:visited-style-name="Index_20_Link">1 Microservice<text:tab/>3</text:a></text:p>
          <text:p text:style-name="P18"><text:a xlink:type="simple" xlink:href="#__RefHeading___Toc217_1133472293" text:style-name="Index_20_Link" text:visited-style-name="Index_20_Link">2 Konténerizáció<text:tab/>3</text:a></text:p>
          <text:p text:style-name="P18"><text:a xlink:type="simple" xlink:href="#__RefHeading___Toc219_1133472293" text:style-name="Index_20_Link" text:visited-style-name="Index_20_Link">3 Felhő alapú szolgáltatások<text:tab/>4</text:a></text:p>
          <text:p text:style-name="P21"><text:a xlink:type="simple" xlink:href="#__RefHeading___Toc221_1133472293" text:style-name="Index_20_Link" text:visited-style-name="Index_20_Link">A FEJLESZTÉS MENETE<text:tab/>4</text:a></text:p>
          <text:p text:style-name="P18"><text:a xlink:type="simple" xlink:href="#__RefHeading___Toc223_1133472293" text:style-name="Index_20_Link" text:visited-style-name="Index_20_Link">1 Fejlesztési környezet<text:tab/>4</text:a></text:p>
          <text:p text:style-name="P18"><text:a xlink:type="simple" xlink:href="#__RefHeading___Toc225_1133472293" text:style-name="Index_20_Link" text:visited-style-name="Index_20_Link">2 A DevOps szerepe<text:tab/>5</text:a></text:p>
          <text:p text:style-name="P21"><text:a xlink:type="simple" xlink:href="#__RefHeading___Toc227_1133472293" text:style-name="Index_20_Link" text:visited-style-name="Index_20_Link">A MEGOLDÁS ARCHITEKTÚRÁJA<text:tab/>5</text:a></text:p>
          <text:p text:style-name="P18"><text:a xlink:type="simple" xlink:href="#__RefHeading___Toc229_1133472293" text:style-name="Index_20_Link" text:visited-style-name="Index_20_Link">1 Hardware<text:tab/>5</text:a></text:p>
          <text:p text:style-name="P19"><text:a xlink:type="simple" xlink:href="#__RefHeading___Toc231_1133472293" text:style-name="Index_20_Link" text:visited-style-name="Index_20_Link">1.1 Raspberry PI<text:tab/>5</text:a></text:p>
          <text:p text:style-name="P19"><text:a xlink:type="simple" xlink:href="#__RefHeading___Toc233_1133472293" text:style-name="Index_20_Link" text:visited-style-name="Index_20_Link">1.2 NFC-olvasó<text:tab/>5</text:a></text:p>
          <text:p text:style-name="P18"><text:a xlink:type="simple" xlink:href="#__RefHeading___Toc235_1133472293" text:style-name="Index_20_Link" text:visited-style-name="Index_20_Link">2 Software<text:tab/>6</text:a></text:p>
          <text:p text:style-name="P19"><text:a xlink:type="simple" xlink:href="#__RefHeading___Toc237_1133472293" text:style-name="Index_20_Link" text:visited-style-name="Index_20_Link">2.1 Végeszközi modulok<text:tab/>6</text:a></text:p>
          <text:p text:style-name="P17"><text:a xlink:type="simple" xlink:href="#__RefHeading___Toc239_1133472293" text:style-name="Index_20_Link" text:visited-style-name="Index_20_Link">2.1.1 Egyes modulok feladatkörei<text:tab/>6</text:a></text:p>
          <text:p text:style-name="P17"><text:a xlink:type="simple" xlink:href="#__RefHeading___Toc241_1133472293" text:style-name="Index_20_Link" text:visited-style-name="Index_20_Link">2.1.2 Kommunikáció<text:tab/>6</text:a></text:p>
          <text:p text:style-name="P19"><text:a xlink:type="simple" xlink:href="#__RefHeading___Toc243_1133472293" text:style-name="Index_20_Link" text:visited-style-name="Index_20_Link">2.2 Felhőben lévő modul(ok)<text:tab/>7</text:a></text:p>
          <text:p text:style-name="P17"><text:a xlink:type="simple" xlink:href="#__RefHeading___Toc245_1133472293" text:style-name="Index_20_Link" text:visited-style-name="Index_20_Link">2.2.1 Egyes modul(ok) feladatokörei<text:tab/>7</text:a></text:p>
          <text:p text:style-name="P17"><text:a xlink:type="simple" xlink:href="#__RefHeading___Toc247_1133472293" text:style-name="Index_20_Link" text:visited-style-name="Index_20_Link">2.2.2 Kommunikáció<text:tab/>7</text:a></text:p>
          <text:p text:style-name="P19"><text:a xlink:type="simple" xlink:href="#__RefHeading___Toc249_1133472293" text:style-name="Index_20_Link" text:visited-style-name="Index_20_Link">2.3 DevOps<text:tab/>8</text:a></text:p>
          <text:p text:style-name="P17"><text:a xlink:type="simple" xlink:href="#__RefHeading___Toc251_1133472293" text:style-name="Index_20_Link" text:visited-style-name="Index_20_Link">2.3.1 Segítő szkriptek a fejlesztői számítógépen<text:tab/>8</text:a></text:p>
          <text:p text:style-name="P17"><text:a xlink:type="simple" xlink:href="#__RefHeading___Toc253_1133472293" text:style-name="Index_20_Link" text:visited-style-name="Index_20_Link">2.3.2 Automatizmusok a végeszközön<text:tab/>8</text:a></text:p>
          <text:p text:style-name="P21"><text:a xlink:type="simple" xlink:href="#__RefHeading___Toc255_1133472293" text:style-name="Index_20_Link" text:visited-style-name="Index_20_Link">PROGRAMOZÁSTECHNIKA<text:tab/>9</text:a></text:p>
          <text:p text:style-name="P18"><text:a xlink:type="simple" xlink:href="#__RefHeading___Toc257_1133472293" text:style-name="Index_20_Link" text:visited-style-name="Index_20_Link">1 Rétegzett megközelítés<text:tab/>9</text:a></text:p>
          <text:p text:style-name="P19"><text:a xlink:type="simple" xlink:href="#__RefHeading___Toc259_1133472293" text:style-name="Index_20_Link" text:visited-style-name="Index_20_Link">1.1 API<text:tab/>9</text:a></text:p>
          <text:p text:style-name="P19"><text:a xlink:type="simple" xlink:href="#__RefHeading___Toc261_1133472293" text:style-name="Index_20_Link" text:visited-style-name="Index_20_Link">1.2 Service<text:tab/>9</text:a></text:p>
          <text:p text:style-name="P18"><text:a xlink:type="simple" xlink:href="#__RefHeading___Toc263_1133472293" text:style-name="Index_20_Link" text:visited-style-name="Index_20_Link">2 Clean Code<text:tab/>9</text:a></text:p>
          <text:p text:style-name="P18"><text:a xlink:type="simple" xlink:href="#__RefHeading___Toc265_1133472293" text:style-name="Index_20_Link" text:visited-style-name="Index_20_Link">3 Desing Patterns<text:tab/>10</text:a></text:p>
        </text:index-body>
      </text:table-of-content>
      <text:h text:style-name="P11" text:outline-level="1"/>
      <text:h text:style-name="P10" text:outline-level="1"/>
      <text:h text:style-name="Heading_20_1" text:outline-level="1"><text:bookmark-start text:name="__RefHeading___Toc207_1133472293"/>BEVEZETÉS, <text:span text:style-name="T1">DOLGOZAT CÉLJA</text:span><text:bookmark-end text:name="__RefHeading___Toc207_1133472293"/></text:h>
      <text:p text:style-name="Text_20_body">A szakdolgozat elsősorban két, a jelen kor szoftverfejlesztési iparágában jelentősen igénybe vett módszertan <text:span text:style-name="T2">és eszköz felhasználása, valamint ezen két előbb felsorolt eszköz egy konkrét projekt megvalósításán keresztüli megismerése, elsajátítása, előre látott és nem látott problémák megoldása, releváns tapasztalatok szerzése a mérnöki munkavégzés területén.</text:span></text:p>
      <text:h text:style-name="Heading_20_1" text:outline-level="1"><text:bookmark-start text:name="__RefHeading___Toc209_1133472293"/>A MEGVALÓSÍTANDÓ ESZKÖZ<text:bookmark-end text:name="__RefHeading___Toc209_1133472293"/></text:h>
      <text:p text:style-name="P2">Az alkalmazás, amin keresztül a bevezetésben említett elképzelések megvalósításra kerülnek, egy <text:span text:style-name="T4">ajtóbeléptető-rendszer, ami egy vezeték nélküli azonosító eszköz segítségével képes eldönteni, hogy az azt birtokló személynek személynek van-e jogosultsága egy adott zónába való belépéshez.</text:span></text:p>
      <text:p text:style-name="P3">A teljes rendszer megvalósításához nagyobb mértékben van szükség szoftveres tervezői munkára, azonban a fizikai valósággal való kapcsolattartás igénye miatt, értelemszerűen szerepelni fognak hardveres jellegű komponensek is.</text:p>
      <text:h text:style-name="P16" text:outline-level="2"><text:bookmark-start text:name="__RefHeading___Toc211_1133472293"/>Funkci<text:span text:style-name="T3">o</text:span>nális elvárások<text:bookmark-end text:name="__RefHeading___Toc211_1133472293"/></text:h>
      <text:p text:style-name="P3">A rendszerrel szembeni magas szintű elvárások részletezése az alább sorolt két főbb csoportba történik.</text:p>
      <text:h text:style-name="P13" text:outline-level="3">Hardver</text:h>
      <text:list xml:id="list619036380" text:style-name="L1">
        <text:list-item>
          <text:p text:style-name="P4">Vezeték nélküli vevőegység, ami képes rövid hatótávolságon belül a felhasználó birtokában lévő azonosító egységgel kapcsolatba lépni, és az azonosításhoz szükséges adatokat lekérni.</text:p>
        </text:list-item>
        <text:list-item>
          <text:p text:style-name="P4">GPIO egység, ami képes az ajtónyitó berendezés számára kiadni ajtó nyitására vagy zárására vonatkozó parancsot.</text:p>
        </text:list-item>
        <text:list-item>
          <text:p text:style-name="P5">Vezeték nélküli internet-hozzáféréshez szükséges modul.</text:p>
        </text:list-item>
        <text:list-item>
          <text:p text:style-name="P5"><text:soft-page-break/>Képes legyen valamely beágyazott eszközökre optimalizált Linux alapú operációs rendszer futtatására. A mikroszámítógép kellően nagy erőforrásokkal kell rendelkeznie ahhoz, hogy alkalmas legyen dockeres futtatókörnyezet futtatására.</text:p>
        </text:list-item>
      </text:list>
      <text:h text:style-name="P14" text:outline-level="3">Szoftver</text:h>
      <text:list xml:id="list701136493" text:style-name="L3">
        <text:list-item>
          <text:p text:style-name="P7">Végfelhasználó általi, telepítés utáni tetszőleges jogosultság módosítás.</text:p>
        </text:list-item>
      </text:list>
      <text:list xml:id="list2853504517" text:style-name="L2">
        <text:list-item>
          <text:p text:style-name="P6">(Célszerűen) Webes felületet kell biztosítani a helyi adminisztrátorok számára, hogy bármikor módosítani tudják az adott épületben lévő személyek belépési jogosultságait, valamint ugyanezen a felületen elérhetővé kell tenni számukra a be/kilépési események naplózását.</text:p>
        </text:list-item>
        <text:list-item>
          <text:p text:style-name="P6">Meghatározott időközönkénti felhasználói adattár szinkronizáció, és gyorsítótárazás végeszközönként.</text:p>
        </text:list-item>
        <text:list-item>
          <text:p text:style-name="P8">A lehetőségekhez képesti lehető legminimálisabb hardver és operációs rendszer szintű függőség az esetleges már platformokra való szállítás esetén.</text:p>
        </text:list-item>
      </text:list>
      <text:h text:style-name="P15" text:outline-level="3">Mindkettőre érvényes követelmények</text:h>
      <text:list xml:id="list250054378" text:style-name="L4">
        <text:list-item>
          <text:p text:style-name="P9">Képes legyen a rendszer végeszközönként 1000 felhasználó adatát gyorsítótárazni.</text:p>
        </text:list-item>
      </text:list>
      <text:h text:style-name="P12" text:outline-level="1"><text:bookmark-start text:name="__RefHeading___Toc213_1133472293"/>FELHASZNÁLT TECHNOLÓGIÁK<text:bookmark-end text:name="__RefHeading___Toc213_1133472293"/></text:h>
      <text:h text:style-name="Heading_20_2" text:outline-level="2"><text:bookmark-start text:name="__RefHeading___Toc215_1133472293"/>Microservice<text:bookmark-end text:name="__RefHeading___Toc215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2" text:outline-level="2"><text:bookmark-start text:name="__RefHeading___Toc217_1133472293"/><text:soft-page-break/>Konténerizáció<text:bookmark-end text:name="__RefHeading___Toc217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2" text:outline-level="2"><text:bookmark-start text:name="__RefHeading___Toc219_1133472293"/>Felhő alapú szolgáltatások<text:bookmark-end text:name="__RefHeading___Toc219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1" text:outline-level="1"><text:bookmark-start text:name="__RefHeading___Toc221_1133472293"/>A FEJLESZTÉS MENETE<text:bookmark-end text:name="__RefHeading___Toc221_1133472293"/></text:h>
      <text:h text:style-name="Heading_20_2" text:outline-level="2"><text:bookmark-start text:name="__RefHeading___Toc223_1133472293"/>Fejlesztési környezet<text:bookmark-end text:name="__RefHeading___Toc223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text:soft-page-break/>vestibulum risus. Ut consectetur sit amet lectus ut pulvinar. Praesent dignissim maximus sem a interdum.</text:p>
      <text:h text:style-name="Heading_20_2" text:outline-level="2"><text:bookmark-start text:name="__RefHeading___Toc225_1133472293"/>A DevOps szerepe<text:bookmark-end text:name="__RefHeading___Toc225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1" text:outline-level="1"><text:bookmark-start text:name="__RefHeading___Toc227_1133472293"/>A MEGOLDÁS ARCHITEKTÚRÁJA<text:bookmark-end text:name="__RefHeading___Toc227_1133472293"/></text:h>
      <text:h text:style-name="Heading_20_2" text:outline-level="2"><text:bookmark-start text:name="__RefHeading___Toc229_1133472293"/>Hardware<text:bookmark-end text:name="__RefHeading___Toc229_1133472293"/></text:h>
      <text:h text:style-name="Heading_20_3" text:outline-level="3"><text:bookmark-start text:name="__RefHeading___Toc231_1133472293"/>Raspberry PI<text:bookmark-end text:name="__RefHeading___Toc231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3" text:outline-level="3"><text:bookmark-start text:name="__RefHeading___Toc233_1133472293"/>NFC-olvasó<text:bookmark-end text:name="__RefHeading___Toc233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text:soft-page-break/>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2" text:outline-level="2"><text:bookmark-start text:name="__RefHeading___Toc235_1133472293"/>Software<text:bookmark-end text:name="__RefHeading___Toc235_1133472293"/></text:h>
      <text:h text:style-name="Heading_20_3" text:outline-level="3"><text:bookmark-start text:name="__RefHeading___Toc237_1133472293"/>Végeszközi modulok<text:bookmark-end text:name="__RefHeading___Toc237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4" text:outline-level="4"><text:bookmark-start text:name="__RefHeading___Toc239_1133472293"/>Egyes modulok feladatkörei<text:bookmark-end text:name="__RefHeading___Toc239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4" text:outline-level="4"><text:bookmark-start text:name="__RefHeading___Toc241_1133472293"/>Kommunikáció<text:bookmark-end text:name="__RefHeading___Toc241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text:soft-page-break/>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3" text:outline-level="3"><text:bookmark-start text:name="__RefHeading___Toc243_1133472293"/>Felhőben lévő modul(ok)<text:bookmark-end text:name="__RefHeading___Toc243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4" text:outline-level="4"><text:bookmark-start text:name="__RefHeading___Toc245_1133472293"/>Egyes modul(ok) feladatokörei<text:bookmark-end text:name="__RefHeading___Toc245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4" text:outline-level="4"><text:bookmark-start text:name="__RefHeading___Toc247_1133472293"/>Kommunikáció<text:bookmark-end text:name="__RefHeading___Toc247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text:soft-page-break/>facilisis a orci. Nulla vitae orci imperdiet, maximus justo sit amet, feugiat metus. Aenean nec vestibulum risus. Ut consectetur sit amet lectus ut pulvinar. Praesent dignissim maximus sem a interdum.</text:p>
      <text:h text:style-name="Heading_20_3" text:outline-level="3"><text:bookmark-start text:name="__RefHeading___Toc249_1133472293"/>DevOps<text:bookmark-end text:name="__RefHeading___Toc249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4" text:outline-level="4"><text:bookmark-start text:name="__RefHeading___Toc251_1133472293"/>Segítő szkriptek a fejlesztői számítógépen<text:bookmark-end text:name="__RefHeading___Toc251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4" text:outline-level="4"><text:bookmark-start text:name="__RefHeading___Toc253_1133472293"/>Automatizmusok a végeszközön<text:bookmark-end text:name="__RefHeading___Toc253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text:soft-page-break/>vestibulum risus. Ut consectetur sit amet lectus ut pulvinar. Praesent dignissim maximus sem a interdum.</text:p>
      <text:h text:style-name="Heading_20_1" text:outline-level="1"><text:bookmark-start text:name="__RefHeading___Toc255_1133472293"/>PROGRAMOZÁSTECHNIKA<text:bookmark-end text:name="__RefHeading___Toc255_1133472293"/></text:h>
      <text:h text:style-name="Heading_20_2" text:outline-level="2"><text:bookmark-start text:name="__RefHeading___Toc257_1133472293"/>Rétegzett megközelítés<text:bookmark-end text:name="__RefHeading___Toc257_1133472293"/></text:h>
      <text:h text:style-name="Heading_20_3" text:outline-level="3"><text:bookmark-start text:name="__RefHeading___Toc259_1133472293"/>API<text:bookmark-end text:name="__RefHeading___Toc259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3" text:outline-level="3"><text:bookmark-start text:name="__RefHeading___Toc261_1133472293"/>Service<text:bookmark-end text:name="__RefHeading___Toc261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2" text:outline-level="2"><text:bookmark-start text:name="__RefHeading___Toc263_1133472293"/>Clean Code<text:bookmark-end text:name="__RefHeading___Toc263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text:soft-page-break/>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text:h text:style-name="Heading_20_2" text:outline-level="2"><text:bookmark-start text:name="__RefHeading___Toc265_1133472293"/>Desing Patterns<text:bookmark-end text:name="__RefHeading___Toc265_1133472293"/></text:h>
      <text:p text:style-name="Text_20_body">Lorem ipsum dolor sit amet, consectetur adipiscing elit. Vestibulum enim quam, luctus eu interdum ac, condimentum quis augue. Sed sagittis nunc diam, quis gravida risus lacinia ac. Vestibulum a tellus vitae ante cursus lobortis. Mauris vitae sagittis velit. Etiam nec pharetra libero. Vestibulum congue blandit erat, vitae venenatis orci scelerisque nec. Donec et tincidunt sem. Nunc sed maximus ligula. Aliquam urna tortor, tristique sed tincidunt eget, facilisis a orci. Nulla vitae orci imperdiet, maximus justo sit amet, feugiat metus. Aenean nec vestibulum risus. Ut consectetur sit amet lectus ut pulvinar. Praesent dignissim maximus sem a interd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5mm" loext:contextual-spacing="false" fo:line-height="150%" fo:text-align="justify" style:justify-single-word="false" style:page-number="auto"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4.99mm" loext:contextual-spacing="false" fo:text-align="center" style:justify-single-word="false" fo:text-indent="0mm" style:auto-text-indent="false" style:page-number="auto" style:writing-mode="page"/>
      <style:text-properties style:font-name="Times New Roman" fo:font-family="'Times New Roman'" style:font-style-name="Regular" style:font-family-generic="roman" style:font-pitch="variable" fo:font-size="125%" fo:font-weight="normal" style:font-size-asian="130%" style:font-weight-asian="bold" style:font-size-complex="130%" style:font-weight-complex="bold"/>
    </style:style>
    <style:style style:name="Addressee" style:family="paragraph" style:parent-style-name="Standard" style:class="extra">
      <style:paragraph-properties fo:margin-top="0mm" fo:margin-bottom="1.06mm" loext:contextual-spacing="false" fo:line-height="150%" text:number-lines="false" text:line-number="0" style:writing-mode="page"/>
      <style:text-properties style:font-name="Times New Roman" fo:font-family="'Times New Roman'" style:font-style-name="Regular" style:font-family-generic="roman" style:font-pitch="variable" style:font-size-asian="10.5pt"/>
    </style:style>
    <style:style style:name="Heading_20_2" style:display-name="Heading 2" style:family="paragraph" style:parent-style-name="Heading" style:next-style-name="Text_20_body" style:default-outline-level="2" style:class="text">
      <style:paragraph-properties fo:margin-top="3.53mm" fo:margin-bottom="3.49mm" loext:contextual-spacing="false" style:shadow="none" text:number-lines="true" text:line-number="0" style:writing-mode="page">
        <style:tab-stops/>
      </style:paragraph-properties>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writing-mode="page"/>
      <style:text-properties style:font-name="Times New Roman1" fo:font-family="'Times New Roman'" style:font-style-name="Bold"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writing-mode="page"/>
      <style:text-properties style:font-name="Times New Roman1" fo:font-family="'Times New Roman'"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loext:graphic-properties draw:fill="none"/>
      <style:paragraph-properties fo:margin-left="0mm" fo:margin-right="0mm" fo:line-height="150%" fo:text-indent="0m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mm" fo:margin-bottom="0.49mm" loext:contextual-spacing="false" fo:line-height="100%" fo:text-indent="0mm" style:auto-text-indent="false" style:writing-mode="page">
        <style:tab-stops>
          <style:tab-stop style:position="160.02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5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5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5.04m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40.01mm" fo:margin-bottom="24.99mm" fo:margin-left="24.99mm" fo:margin-right="24.99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50:29.661290333</meta:creation-date>
    <dc:date>2018-04-21T12:33:53.729966819</dc:date>
    <meta:editing-duration>PT1H45M4S</meta:editing-duration>
    <meta:editing-cycles>29</meta:editing-cycles>
    <meta:generator>LibreOffice/5.4.5.1$Linux_X86_64 LibreOffice_project/40m0$Build-1</meta:generator>
    <meta:document-statistic meta:table-count="1" meta:image-count="0" meta:object-count="0" meta:page-count="11" meta:paragraph-count="99" meta:word-count="2408" meta:character-count="16774" meta:non-whitespace-character-count="14501"/>
  </office:meta>
</office:document-meta>
</file>